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ECCAD21901BEBEEE.svm" manifest:media-type="image/x-svm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ileMotion" table:style-name="ta1">
        <table:shapes>
          <draw:frame draw:z-index="0" draw:style-name="gr1" draw:text-style-name="P1" svg:width="15.999cm" svg:height="8.999cm" svg:x="7.974cm" svg:y="3.578cm">
            <draw:object draw:notify-on-update-of-ranges="projectileMotion.A1:projectileMotion.A79 projectileMotion.B1:projectileMotion.B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5cm" svg:height="9.005cm" svg:x="8.003cm" svg:y="12.962cm">
            <draw:object draw:notify-on-update-of-ranges="projectileMotion.A1:projectileMotion.A4 projectileMotion.B1:projectileMot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765cm" svg:height="8.999cm" svg:x="32.976cm" svg:y="1.19cm">
            <draw:object draw:notify-on-update-of-ranges="projectileMotion.L1:projectileMotion.L80 projectileMotion.M1:projectileMotion.M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6cm" svg:height="9.005cm" svg:x="32.615cm" svg:y="10.359cm">
            <draw:object draw:notify-on-update-of-ranges="projectileMotion.L1:projectileMotion.L4 projectileMotion.M1:projectileMotion.M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0.45109020033851" calcext:value-type="float">
            <text:p>0.45109020033851</text:p>
          </table:table-cell>
          <table:table-cell office:value-type="float" office:value="0.51303100585938" calcext:value-type="float">
            <text:p>0.51303100585938</text:p>
          </table:table-cell>
          <table:table-cell table:number-columns-repeated="9"/>
          <table:table-cell office:value-type="float" office:value="0.32015740126371" calcext:value-type="float">
            <text:p>0.32015740126371</text:p>
          </table:table-cell>
          <table:table-cell office:value-type="float" office:value="3.5200119018555" calcext:value-type="float">
            <text:p>3.5200119018555</text:p>
          </table:table-cell>
        </table:table-row>
        <table:table-row table:style-name="ro1">
          <table:table-cell office:value-type="float" office:value="0.4940570006147" calcext:value-type="float">
            <text:p>0.4940570006147</text:p>
          </table:table-cell>
          <table:table-cell office:value-type="float" office:value="1.0209350585938" calcext:value-type="float">
            <text:p>1.0209350585938</text:p>
          </table:table-cell>
          <table:table-cell table:number-columns-repeated="9"/>
          <table:table-cell office:value-type="float" office:value="0.36904140142724" calcext:value-type="float">
            <text:p>0.36904140142724</text:p>
          </table:table-cell>
          <table:table-cell office:value-type="float" office:value="4.9295425415039" calcext:value-type="float">
            <text:p>4.9295425415039</text:p>
          </table:table-cell>
        </table:table-row>
        <table:table-row table:style-name="ro1">
          <table:table-cell office:value-type="float" office:value="0.54675320116803" calcext:value-type="float">
            <text:p>0.54675320116803</text:p>
          </table:table-cell>
          <table:table-cell office:value-type="float" office:value="1.5237731933594" calcext:value-type="float">
            <text:p>1.5237731933594</text:p>
          </table:table-cell>
          <table:table-cell table:number-columns-repeated="9"/>
          <table:table-cell office:value-type="float" office:value="0.41700500110164" calcext:value-type="float">
            <text:p>0.41700500110164</text:p>
          </table:table-cell>
          <table:table-cell office:value-type="float" office:value="6.2949829101562" calcext:value-type="float">
            <text:p>6.2949829101562</text:p>
          </table:table-cell>
        </table:table-row>
        <table:table-row table:style-name="ro1">
          <table:table-cell office:value-type="float" office:value="0.60288780042902" calcext:value-type="float">
            <text:p>0.60288780042902</text:p>
          </table:table-cell>
          <table:table-cell office:value-type="float" office:value="2.0215759277344" calcext:value-type="float">
            <text:p>2.0215759277344</text:p>
          </table:table-cell>
          <table:table-cell table:number-columns-repeated="9"/>
          <table:table-cell office:value-type="float" office:value="0.46005500108004" calcext:value-type="float">
            <text:p>0.46005500108004</text:p>
          </table:table-cell>
          <table:table-cell office:value-type="float" office:value="7.6167678833008" calcext:value-type="float">
            <text:p>7.6167678833008</text:p>
          </table:table-cell>
        </table:table-row>
        <table:table-row table:style-name="ro1">
          <table:table-cell office:value-type="float" office:value="0.65279379952699" calcext:value-type="float">
            <text:p>0.65279379952699</text:p>
          </table:table-cell>
          <table:table-cell office:value-type="float" office:value="2.514404296875" calcext:value-type="float">
            <text:p>2.514404296875</text:p>
          </table:table-cell>
          <table:table-cell table:number-columns-repeated="9"/>
          <table:table-cell office:value-type="float" office:value="0.51098630158231" calcext:value-type="float">
            <text:p>0.51098630158231</text:p>
          </table:table-cell>
          <table:table-cell office:value-type="float" office:value="8.8953323364258" calcext:value-type="float">
            <text:p>8.8953323364258</text:p>
          </table:table-cell>
        </table:table-row>
        <table:table-row table:style-name="ro1">
          <table:table-cell office:value-type="float" office:value="0.70100069930777" calcext:value-type="float">
            <text:p>0.70100069930777</text:p>
          </table:table-cell>
          <table:table-cell office:value-type="float" office:value="3.0023193359375" calcext:value-type="float">
            <text:p>3.0023193359375</text:p>
          </table:table-cell>
          <table:table-cell table:number-columns-repeated="9"/>
          <table:table-cell office:value-type="float" office:value="0.56944880168885" calcext:value-type="float">
            <text:p>0.56944880168885</text:p>
          </table:table-cell>
          <table:table-cell office:value-type="float" office:value="10.13111114502" calcext:value-type="float">
            <text:p>10.13111114502</text:p>
          </table:table-cell>
        </table:table-row>
        <table:table-row table:style-name="ro1">
          <table:table-cell office:value-type="float" office:value="0.7432395988144" calcext:value-type="float">
            <text:p>0.7432395988144</text:p>
          </table:table-cell>
          <table:table-cell office:value-type="float" office:value="3.4853515625" calcext:value-type="float">
            <text:p>3.4853515625</text:p>
          </table:table-cell>
          <table:table-cell table:number-columns-repeated="9"/>
          <table:table-cell office:value-type="float" office:value="0.61884410167113" calcext:value-type="float">
            <text:p>0.61884410167113</text:p>
          </table:table-cell>
          <table:table-cell office:value-type="float" office:value="11.324531555176" calcext:value-type="float">
            <text:p>11.324531555176</text:p>
          </table:table-cell>
        </table:table-row>
        <table:table-row table:style-name="ro1">
          <table:table-cell office:value-type="float" office:value="0.79184279870242" calcext:value-type="float">
            <text:p>0.79184279870242</text:p>
          </table:table-cell>
          <table:table-cell office:value-type="float" office:value="3.9635314941406" calcext:value-type="float">
            <text:p>3.9635314941406</text:p>
          </table:table-cell>
          <table:table-cell table:number-columns-repeated="9"/>
          <table:table-cell office:value-type="float" office:value="0.66720500122756" calcext:value-type="float">
            <text:p>0.66720500122756</text:p>
          </table:table-cell>
          <table:table-cell office:value-type="float" office:value="12.476020812988" calcext:value-type="float">
            <text:p>12.476020812988</text:p>
          </table:table-cell>
        </table:table-row>
        <table:table-row table:style-name="ro1">
          <table:table-cell office:value-type="float" office:value="0.8548967987299" calcext:value-type="float">
            <text:p>0.8548967987299</text:p>
          </table:table-cell>
          <table:table-cell office:value-type="float" office:value="4.4369506835938" calcext:value-type="float">
            <text:p>4.4369506835938</text:p>
          </table:table-cell>
          <table:table-cell table:number-columns-repeated="9"/>
          <table:table-cell office:value-type="float" office:value="0.70979860099033" calcext:value-type="float">
            <text:p>0.70979860099033</text:p>
          </table:table-cell>
          <table:table-cell office:value-type="float" office:value="13.585990905762" calcext:value-type="float">
            <text:p>13.585990905762</text:p>
          </table:table-cell>
        </table:table-row>
        <table:table-row table:style-name="ro1">
          <table:table-cell office:value-type="float" office:value="0.90238209813833" calcext:value-type="float">
            <text:p>0.90238209813833</text:p>
          </table:table-cell>
          <table:table-cell office:value-type="float" office:value="4.9056396484375" calcext:value-type="float">
            <text:p>4.9056396484375</text:p>
          </table:table-cell>
          <table:table-cell table:number-columns-repeated="9"/>
          <table:table-cell office:value-type="float" office:value="0.77210100088269" calcext:value-type="float">
            <text:p>0.77210100088269</text:p>
          </table:table-cell>
          <table:table-cell office:value-type="float" office:value="14.654861450195" calcext:value-type="float">
            <text:p>14.654861450195</text:p>
          </table:table-cell>
        </table:table-row>
        <table:table-row table:style-name="ro1">
          <table:table-cell office:value-type="float" office:value="0.94413279788569" calcext:value-type="float">
            <text:p>0.94413279788569</text:p>
          </table:table-cell>
          <table:table-cell office:value-type="float" office:value="5.36962890625" calcext:value-type="float">
            <text:p>5.36962890625</text:p>
          </table:table-cell>
          <table:table-cell table:number-columns-repeated="9"/>
          <table:table-cell office:value-type="float" office:value="0.81997800152749" calcext:value-type="float">
            <text:p>0.81997800152749</text:p>
          </table:table-cell>
          <table:table-cell office:value-type="float" office:value="15.683044433594" calcext:value-type="float">
            <text:p>15.683044433594</text:p>
          </table:table-cell>
        </table:table-row>
        <table:table-row table:style-name="ro1">
          <table:table-cell office:value-type="float" office:value="0.99286139803007" calcext:value-type="float">
            <text:p>0.99286139803007</text:p>
          </table:table-cell>
          <table:table-cell office:value-type="float" office:value="5.8289794921875" calcext:value-type="float">
            <text:p>5.8289794921875</text:p>
          </table:table-cell>
          <table:table-cell table:number-columns-repeated="9"/>
          <table:table-cell office:value-type="float" office:value="0.86865580128506" calcext:value-type="float">
            <text:p>0.86865580128506</text:p>
          </table:table-cell>
          <table:table-cell office:value-type="float" office:value="16.670944213867" calcext:value-type="float">
            <text:p>16.670944213867</text:p>
          </table:table-cell>
        </table:table-row>
        <table:table-row table:style-name="ro1">
          <table:table-cell office:value-type="float" office:value="1.0558972973377" calcext:value-type="float">
            <text:p>1.0558972973377</text:p>
          </table:table-cell>
          <table:table-cell office:value-type="float" office:value="6.2837219238281" calcext:value-type="float">
            <text:p>6.2837219238281</text:p>
          </table:table-cell>
          <table:table-cell table:number-columns-repeated="9"/>
          <table:table-cell office:value-type="float" office:value="0.9099121009931" calcext:value-type="float">
            <text:p>0.9099121009931</text:p>
          </table:table-cell>
          <table:table-cell office:value-type="float" office:value="17.618965148926" calcext:value-type="float">
            <text:p>17.618965148926</text:p>
          </table:table-cell>
        </table:table-row>
        <table:table-row table:style-name="ro1">
          <table:table-cell office:value-type="float" office:value="1.1040941975079" calcext:value-type="float">
            <text:p>1.1040941975079</text:p>
          </table:table-cell>
          <table:table-cell office:value-type="float" office:value="6.7339172363281" calcext:value-type="float">
            <text:p>6.7339172363281</text:p>
          </table:table-cell>
          <table:table-cell table:number-columns-repeated="9"/>
          <table:table-cell office:value-type="float" office:value="0.95839270064607" calcext:value-type="float">
            <text:p>0.95839270064607</text:p>
          </table:table-cell>
          <table:table-cell office:value-type="float" office:value="18.52751159668" calcext:value-type="float">
            <text:p>18.52751159668</text:p>
          </table:table-cell>
        </table:table-row>
        <table:table-row table:style-name="ro1">
          <table:table-cell office:value-type="float" office:value="1.1458222977817" calcext:value-type="float">
            <text:p>1.1458222977817</text:p>
          </table:table-cell>
          <table:table-cell office:value-type="float" office:value="7.1796264648438" calcext:value-type="float">
            <text:p>7.1796264648438</text:p>
          </table:table-cell>
          <table:table-cell table:number-columns-repeated="9"/>
          <table:table-cell office:value-type="float" office:value="1.0214667990804" calcext:value-type="float">
            <text:p>1.0214667990804</text:p>
          </table:table-cell>
          <table:table-cell office:value-type="float" office:value="19.39697265625" calcext:value-type="float">
            <text:p>19.39697265625</text:p>
          </table:table-cell>
        </table:table-row>
        <table:table-row table:style-name="ro1">
          <table:table-cell office:value-type="float" office:value="1.1942377984524" calcext:value-type="float">
            <text:p>1.1942377984524</text:p>
          </table:table-cell>
          <table:table-cell office:value-type="float" office:value="7.6208801269531" calcext:value-type="float">
            <text:p>7.6208801269531</text:p>
          </table:table-cell>
          <table:table-cell table:number-columns-repeated="9"/>
          <table:table-cell office:value-type="float" office:value="1.0696284994483" calcext:value-type="float">
            <text:p>1.0696284994483</text:p>
          </table:table-cell>
          <table:table-cell office:value-type="float" office:value="20.227737426758" calcext:value-type="float">
            <text:p>20.227737426758</text:p>
          </table:table-cell>
        </table:table-row>
        <table:table-row table:style-name="ro1">
          <table:table-cell office:value-type="float" office:value="1.2569360979833" calcext:value-type="float">
            <text:p>1.2569360979833</text:p>
          </table:table-cell>
          <table:table-cell office:value-type="float" office:value="8.0577087402344" calcext:value-type="float">
            <text:p>8.0577087402344</text:p>
          </table:table-cell>
          <table:table-cell table:number-columns-repeated="9"/>
          <table:table-cell office:value-type="float" office:value="1.1182876992971" calcext:value-type="float">
            <text:p>1.1182876992971</text:p>
          </table:table-cell>
          <table:table-cell office:value-type="float" office:value="21.020195007324" calcext:value-type="float">
            <text:p>21.020195007324</text:p>
          </table:table-cell>
        </table:table-row>
        <table:table-row table:style-name="ro1">
          <table:table-cell office:value-type="float" office:value="1.305434698239" calcext:value-type="float">
            <text:p>1.305434698239</text:p>
          </table:table-cell>
          <table:table-cell office:value-type="float" office:value="8.4901733398438" calcext:value-type="float">
            <text:p>8.4901733398438</text:p>
          </table:table-cell>
          <table:table-cell table:number-columns-repeated="9"/>
          <table:table-cell office:value-type="float" office:value="1.1596937999129" calcext:value-type="float">
            <text:p>1.1596937999129</text:p>
          </table:table-cell>
          <table:table-cell office:value-type="float" office:value="21.774726867676" calcext:value-type="float">
            <text:p>21.774726867676</text:p>
          </table:table-cell>
        </table:table-row>
        <table:table-row table:style-name="ro1">
          <table:table-cell office:value-type="float" office:value="1.3552047982812" calcext:value-type="float">
            <text:p>1.3552047982812</text:p>
          </table:table-cell>
          <table:table-cell office:value-type="float" office:value="8.9183044433594" calcext:value-type="float">
            <text:p>8.9183044433594</text:p>
          </table:table-cell>
          <table:table-cell table:number-columns-repeated="9"/>
          <table:table-cell office:value-type="float" office:value="1.2092187996022" calcext:value-type="float">
            <text:p>1.2092187996022</text:p>
          </table:table-cell>
          <table:table-cell office:value-type="float" office:value="22.491714477539" calcext:value-type="float">
            <text:p>22.491714477539</text:p>
          </table:table-cell>
        </table:table-row>
        <table:table-row table:style-name="ro1">
          <table:table-cell office:value-type="float" office:value="1.397930697538" calcext:value-type="float">
            <text:p>1.397930697538</text:p>
          </table:table-cell>
          <table:table-cell office:value-type="float" office:value="9.3421630859375" calcext:value-type="float">
            <text:p>9.3421630859375</text:p>
          </table:table-cell>
          <table:table-cell table:number-columns-repeated="9"/>
          <table:table-cell office:value-type="float" office:value="1.2731499001384" calcext:value-type="float">
            <text:p>1.2731499001384</text:p>
          </table:table-cell>
          <table:table-cell office:value-type="float" office:value="23.171531677246" calcext:value-type="float">
            <text:p>23.171531677246</text:p>
          </table:table-cell>
        </table:table-row>
        <table:table-row table:style-name="ro1">
          <table:table-cell office:value-type="float" office:value="1.4445823975839" calcext:value-type="float">
            <text:p>1.4445823975839</text:p>
          </table:table-cell>
          <table:table-cell office:value-type="float" office:value="9.7617797851562" calcext:value-type="float">
            <text:p>9.7617797851562</text:p>
          </table:table-cell>
          <table:table-cell table:number-columns-repeated="9"/>
          <table:table-cell office:value-type="float" office:value="1.3210048004985" calcext:value-type="float">
            <text:p>1.3210048004985</text:p>
          </table:table-cell>
          <table:table-cell office:value-type="float" office:value="23.814552307129" calcext:value-type="float">
            <text:p>23.814552307129</text:p>
          </table:table-cell>
        </table:table-row>
        <table:table-row table:style-name="ro1">
          <table:table-cell office:value-type="float" office:value="1.5069251973182" calcext:value-type="float">
            <text:p>1.5069251973182</text:p>
          </table:table-cell>
          <table:table-cell office:value-type="float" office:value="10.177215576172" calcext:value-type="float">
            <text:p>10.177215576172</text:p>
          </table:table-cell>
          <table:table-cell table:number-columns-repeated="9"/>
          <table:table-cell office:value-type="float" office:value="1.3612803006545" calcext:value-type="float">
            <text:p>1.3612803006545</text:p>
          </table:table-cell>
          <table:table-cell office:value-type="float" office:value="24.421142578125" calcext:value-type="float">
            <text:p>24.421142578125</text:p>
          </table:table-cell>
        </table:table-row>
        <table:table-row table:style-name="ro1">
          <table:table-cell office:value-type="float" office:value="1.5491214962676" calcext:value-type="float">
            <text:p>1.5491214962676</text:p>
          </table:table-cell>
          <table:table-cell office:value-type="float" office:value="10.588500976562" calcext:value-type="float">
            <text:p>10.588500976562</text:p>
          </table:table-cell>
          <table:table-cell table:number-columns-repeated="9"/>
          <table:table-cell office:value-type="float" office:value="1.4117496008985" calcext:value-type="float">
            <text:p>1.4117496008985</text:p>
          </table:table-cell>
          <table:table-cell office:value-type="float" office:value="24.991668701172" calcext:value-type="float">
            <text:p>24.991668701172</text:p>
          </table:table-cell>
        </table:table-row>
        <table:table-row table:style-name="ro1">
          <table:table-cell office:value-type="float" office:value="1.5970177962445" calcext:value-type="float">
            <text:p>1.5970177962445</text:p>
          </table:table-cell>
          <table:table-cell office:value-type="float" office:value="10.995666503906" calcext:value-type="float">
            <text:p>10.995666503906</text:p>
          </table:table-cell>
          <table:table-cell table:number-columns-repeated="9"/>
          <table:table-cell office:value-type="float" office:value="1.4720633006655" calcext:value-type="float">
            <text:p>1.4720633006655</text:p>
          </table:table-cell>
          <table:table-cell office:value-type="float" office:value="25.526489257812" calcext:value-type="float">
            <text:p>25.526489257812</text:p>
          </table:table-cell>
        </table:table-row>
        <table:table-row table:style-name="ro1">
          <table:table-cell office:value-type="float" office:value="1.6467735962942" calcext:value-type="float">
            <text:p>1.6467735962942</text:p>
          </table:table-cell>
          <table:table-cell office:value-type="float" office:value="11.398742675781" calcext:value-type="float">
            <text:p>11.398742675781</text:p>
          </table:table-cell>
          <table:table-cell table:number-columns-repeated="9"/>
          <table:table-cell office:value-type="float" office:value="1.5209297002293" calcext:value-type="float">
            <text:p>1.5209297002293</text:p>
          </table:table-cell>
          <table:table-cell office:value-type="float" office:value="26.025955200195" calcext:value-type="float">
            <text:p>26.025955200195</text:p>
          </table:table-cell>
        </table:table-row>
        <table:table-row table:style-name="ro1">
          <table:table-cell office:value-type="float" office:value="1.688673896715" calcext:value-type="float">
            <text:p>1.688673896715</text:p>
          </table:table-cell>
          <table:table-cell office:value-type="float" office:value="11.797790527344" calcext:value-type="float">
            <text:p>11.797790527344</text:p>
          </table:table-cell>
          <table:table-cell table:number-columns-repeated="9"/>
          <table:table-cell office:value-type="float" office:value="1.5632312009111" calcext:value-type="float">
            <text:p>1.5632312009111</text:p>
          </table:table-cell>
          <table:table-cell office:value-type="float" office:value="26.490432739258" calcext:value-type="float">
            <text:p>26.490432739258</text:p>
          </table:table-cell>
        </table:table-row>
        <table:table-row table:style-name="ro1">
          <table:table-cell office:value-type="float" office:value="1.751962997485" calcext:value-type="float">
            <text:p>1.751962997485</text:p>
          </table:table-cell>
          <table:table-cell office:value-type="float" office:value="12.19287109375" calcext:value-type="float">
            <text:p>12.19287109375</text:p>
          </table:table-cell>
          <table:table-cell table:number-columns-repeated="9"/>
          <table:table-cell office:value-type="float" office:value="1.6174013009295" calcext:value-type="float">
            <text:p>1.6174013009295</text:p>
          </table:table-cell>
          <table:table-cell office:value-type="float" office:value="26.920265197754" calcext:value-type="float">
            <text:p>26.920265197754</text:p>
          </table:table-cell>
        </table:table-row>
        <table:table-row table:style-name="ro1">
          <table:table-cell office:value-type="float" office:value="1.798862897791" calcext:value-type="float">
            <text:p>1.798862897791</text:p>
          </table:table-cell>
          <table:table-cell office:value-type="float" office:value="12.583984375" calcext:value-type="float">
            <text:p>12.583984375</text:p>
          </table:table-cell>
          <table:table-cell table:number-columns-repeated="9"/>
          <table:table-cell office:value-type="float" office:value="1.6554811007809" calcext:value-type="float">
            <text:p>1.6554811007809</text:p>
          </table:table-cell>
          <table:table-cell office:value-type="float" office:value="27.315795898438" calcext:value-type="float">
            <text:p>27.315795898438</text:p>
          </table:table-cell>
        </table:table-row>
        <table:table-row table:style-name="ro1">
          <table:table-cell office:value-type="float" office:value="1.8524323976599" calcext:value-type="float">
            <text:p>1.8524323976599</text:p>
          </table:table-cell>
          <table:table-cell office:value-type="float" office:value="12.97119140625" calcext:value-type="float">
            <text:p>12.97119140625</text:p>
          </table:table-cell>
          <table:table-cell table:number-columns-repeated="9"/>
          <table:table-cell office:value-type="float" office:value="1.7221766004805" calcext:value-type="float">
            <text:p>1.7221766004805</text:p>
          </table:table-cell>
          <table:table-cell office:value-type="float" office:value="27.677375793457" calcext:value-type="float">
            <text:p>27.677375793457</text:p>
          </table:table-cell>
        </table:table-row>
        <table:table-row table:style-name="ro1">
          <table:table-cell office:value-type="float" office:value="1.8921562982723" calcext:value-type="float">
            <text:p>1.8921562982723</text:p>
          </table:table-cell>
          <table:table-cell office:value-type="float" office:value="13.354522705078" calcext:value-type="float">
            <text:p>13.354522705078</text:p>
          </table:table-cell>
          <table:table-cell table:number-columns-repeated="9"/>
          <table:table-cell office:value-type="float" office:value="1.7652254004497" calcext:value-type="float">
            <text:p>1.7652254004497</text:p>
          </table:table-cell>
          <table:table-cell office:value-type="float" office:value="28.005332946777" calcext:value-type="float">
            <text:p>28.005332946777</text:p>
          </table:table-cell>
        </table:table-row>
        <table:table-row table:style-name="ro1">
          <table:table-cell office:value-type="float" office:value="1.952224697452" calcext:value-type="float">
            <text:p>1.952224697452</text:p>
          </table:table-cell>
          <table:table-cell office:value-type="float" office:value="13.734008789062" calcext:value-type="float">
            <text:p>13.734008789062</text:p>
          </table:table-cell>
          <table:table-cell table:number-columns-repeated="9"/>
          <table:table-cell office:value-type="float" office:value="1.8130922999699" calcext:value-type="float">
            <text:p>1.8130922999699</text:p>
          </table:table-cell>
          <table:table-cell office:value-type="float" office:value="28.300010681152" calcext:value-type="float">
            <text:p>28.300010681152</text:p>
          </table:table-cell>
        </table:table-row>
        <table:table-row table:style-name="ro1">
          <table:table-cell office:value-type="float" office:value="2.0001441966742" calcext:value-type="float">
            <text:p>2.0001441966742</text:p>
          </table:table-cell>
          <table:table-cell office:value-type="float" office:value="14.109710693359" calcext:value-type="float">
            <text:p>14.109710693359</text:p>
          </table:table-cell>
          <table:table-cell table:number-columns-repeated="9"/>
          <table:table-cell office:value-type="float" office:value="1.861453399295" calcext:value-type="float">
            <text:p>1.861453399295</text:p>
          </table:table-cell>
          <table:table-cell office:value-type="float" office:value="28.561744689941" calcext:value-type="float">
            <text:p>28.561744689941</text:p>
          </table:table-cell>
        </table:table-row>
        <table:table-row table:style-name="ro1">
          <table:table-cell office:value-type="float" office:value="2.0495249968953" calcext:value-type="float">
            <text:p>2.0495249968953</text:p>
          </table:table-cell>
          <table:table-cell office:value-type="float" office:value="14.481658935547" calcext:value-type="float">
            <text:p>14.481658935547</text:p>
          </table:table-cell>
          <table:table-cell table:number-columns-repeated="9"/>
          <table:table-cell office:value-type="float" office:value="1.9244591000024" calcext:value-type="float">
            <text:p>1.9244591000024</text:p>
          </table:table-cell>
          <table:table-cell office:value-type="float" office:value="28.790863037109" calcext:value-type="float">
            <text:p>28.790863037109</text:p>
          </table:table-cell>
        </table:table-row>
        <table:table-row table:style-name="ro1">
          <table:table-cell office:value-type="float" office:value="2.0919069964439" calcext:value-type="float">
            <text:p>2.0919069964439</text:p>
          </table:table-cell>
          <table:table-cell office:value-type="float" office:value="14.849884033203" calcext:value-type="float">
            <text:p>14.849884033203</text:p>
          </table:table-cell>
          <table:table-cell table:number-columns-repeated="9"/>
          <table:table-cell office:value-type="float" office:value="1.9723141004797" calcext:value-type="float">
            <text:p>1.9723141004797</text:p>
          </table:table-cell>
          <table:table-cell office:value-type="float" office:value="28.987686157227" calcext:value-type="float">
            <text:p>28.987686157227</text:p>
          </table:table-cell>
        </table:table-row>
        <table:table-row table:style-name="ro1">
          <table:table-cell office:value-type="float" office:value="2.1418091962114" calcext:value-type="float">
            <text:p>2.1418091962114</text:p>
          </table:table-cell>
          <table:table-cell office:value-type="float" office:value="15.214416503906" calcext:value-type="float">
            <text:p>15.214416503906</text:p>
          </table:table-cell>
          <table:table-cell table:number-columns-repeated="9"/>
          <table:table-cell office:value-type="float" office:value="2.01466080104" calcext:value-type="float">
            <text:p>2.01466080104</text:p>
          </table:table-cell>
          <table:table-cell office:value-type="float" office:value="29.152542114258" calcext:value-type="float">
            <text:p>29.152542114258</text:p>
          </table:table-cell>
        </table:table-row>
        <table:table-row table:style-name="ro1">
          <table:table-cell office:value-type="float" office:value="2.2013761969283" calcext:value-type="float">
            <text:p>2.2013761969283</text:p>
          </table:table-cell>
          <table:table-cell office:value-type="float" office:value="15.575317382812" calcext:value-type="float">
            <text:p>15.575317382812</text:p>
          </table:table-cell>
          <table:table-cell table:number-columns-repeated="9"/>
          <table:table-cell office:value-type="float" office:value="2.0626756006386" calcext:value-type="float">
            <text:p>2.0626756006386</text:p>
          </table:table-cell>
          <table:table-cell office:value-type="float" office:value="29.285751342773" calcext:value-type="float">
            <text:p>29.285751342773</text:p>
          </table:table-cell>
        </table:table-row>
        <table:table-row table:style-name="ro1">
          <table:table-cell office:value-type="float" office:value="2.2501124972478" calcext:value-type="float">
            <text:p>2.2501124972478</text:p>
          </table:table-cell>
          <table:table-cell office:value-type="float" office:value="15.9326171875" calcext:value-type="float">
            <text:p>15.9326171875</text:p>
          </table:table-cell>
          <table:table-cell table:number-columns-repeated="9"/>
          <table:table-cell office:value-type="float" office:value="2.105601500487" calcext:value-type="float">
            <text:p>2.105601500487</text:p>
          </table:table-cell>
          <table:table-cell office:value-type="float" office:value="29.387626647949" calcext:value-type="float">
            <text:p>29.387626647949</text:p>
          </table:table-cell>
        </table:table-row>
        <table:table-row table:style-name="ro1">
          <table:table-cell office:value-type="float" office:value="2.2986998972483" calcext:value-type="float">
            <text:p>2.2986998972483</text:p>
          </table:table-cell>
          <table:table-cell office:value-type="float" office:value="16.286346435547" calcext:value-type="float">
            <text:p>16.286346435547</text:p>
          </table:table-cell>
          <table:table-cell table:number-columns-repeated="9"/>
          <table:table-cell office:value-type="float" office:value="2.1739611004014" calcext:value-type="float">
            <text:p>2.1739611004014</text:p>
          </table:table-cell>
          <table:table-cell office:value-type="float" office:value="29.458488464355" calcext:value-type="float">
            <text:p>29.458488464355</text:p>
          </table:table-cell>
        </table:table-row>
        <table:table-row table:style-name="ro1">
          <table:table-cell office:value-type="float" office:value="2.3428043974563" calcext:value-type="float">
            <text:p>2.3428043974563</text:p>
          </table:table-cell>
          <table:table-cell office:value-type="float" office:value="16.636535644531" calcext:value-type="float">
            <text:p>16.636535644531</text:p>
          </table:table-cell>
          <table:table-cell table:number-columns-repeated="9"/>
          <table:table-cell office:value-type="float" office:value="2.2155458999332" calcext:value-type="float">
            <text:p>2.2155458999332</text:p>
          </table:table-cell>
          <table:table-cell office:value-type="float" office:value="29.498634338379" calcext:value-type="float">
            <text:p>29.498634338379</text:p>
          </table:table-cell>
        </table:table-row>
        <table:table-row table:style-name="ro1">
          <table:table-cell office:value-type="float" office:value="2.4031281974167" calcext:value-type="float">
            <text:p>2.4031281974167</text:p>
          </table:table-cell>
          <table:table-cell office:value-type="float" office:value="16.983215332031" calcext:value-type="float">
            <text:p>16.983215332031</text:p>
          </table:table-cell>
          <table:table-cell table:number-columns-repeated="9"/>
          <table:table-cell office:value-type="float" office:value="2.2639091990422" calcext:value-type="float">
            <text:p>2.2639091990422</text:p>
          </table:table-cell>
          <table:table-cell office:value-type="float" office:value="29.50838470459" calcext:value-type="float">
            <text:p>29.50838470459</text:p>
          </table:table-cell>
        </table:table-row>
        <table:table-row table:style-name="ro1">
          <table:table-cell office:value-type="float" office:value="2.4516190974973" calcext:value-type="float">
            <text:p>2.4516190974973</text:p>
          </table:table-cell>
          <table:table-cell office:value-type="float" office:value="17.326416015625" calcext:value-type="float">
            <text:p>17.326416015625</text:p>
          </table:table-cell>
          <table:table-cell table:number-columns-repeated="9"/>
          <table:table-cell office:value-type="float" office:value="2.3128783993889" calcext:value-type="float">
            <text:p>2.3128783993889</text:p>
          </table:table-cell>
          <table:table-cell office:value-type="float" office:value="29.488037109375" calcext:value-type="float">
            <text:p>29.488037109375</text:p>
          </table:table-cell>
        </table:table-row>
        <table:table-row table:style-name="ro1">
          <table:table-cell office:value-type="float" office:value="2.5002109967172" calcext:value-type="float">
            <text:p>2.5002109967172</text:p>
          </table:table-cell>
          <table:table-cell office:value-type="float" office:value="17.666198730469" calcext:value-type="float">
            <text:p>17.666198730469</text:p>
          </table:table-cell>
          <table:table-cell table:number-columns-repeated="9"/>
          <table:table-cell office:value-type="float" office:value="2.3756337992381" calcext:value-type="float">
            <text:p>2.3756337992381</text:p>
          </table:table-cell>
          <table:table-cell office:value-type="float" office:value="29.437889099121" calcext:value-type="float">
            <text:p>29.437889099121</text:p>
          </table:table-cell>
        </table:table-row>
        <table:table-row table:style-name="ro1">
          <table:table-cell office:value-type="float" office:value="2.5423488966189" calcext:value-type="float">
            <text:p>2.5423488966189</text:p>
          </table:table-cell>
          <table:table-cell office:value-type="float" office:value="18.002593994141" calcext:value-type="float">
            <text:p>18.002593994141</text:p>
          </table:table-cell>
          <table:table-cell table:number-columns-repeated="9"/>
          <table:table-cell office:value-type="float" office:value="2.4182320993859" calcext:value-type="float">
            <text:p>2.4182320993859</text:p>
          </table:table-cell>
          <table:table-cell office:value-type="float" office:value="29.358245849609" calcext:value-type="float">
            <text:p>29.358245849609</text:p>
          </table:table-cell>
        </table:table-row>
        <table:table-row table:style-name="ro1">
          <table:table-cell office:value-type="float" office:value="2.5916231963784" calcext:value-type="float">
            <text:p>2.5916231963784</text:p>
          </table:table-cell>
          <table:table-cell office:value-type="float" office:value="18.335601806641" calcext:value-type="float">
            <text:p>18.335601806641</text:p>
          </table:table-cell>
          <table:table-cell table:number-columns-repeated="9"/>
          <table:table-cell office:value-type="float" office:value="2.4657897993457" calcext:value-type="float">
            <text:p>2.4657897993457</text:p>
          </table:table-cell>
          <table:table-cell office:value-type="float" office:value="29.249397277832" calcext:value-type="float">
            <text:p>29.249397277832</text:p>
          </table:table-cell>
        </table:table-row>
        <table:table-row table:style-name="ro1">
          <table:table-cell office:value-type="float" office:value="2.6527784965001" calcext:value-type="float">
            <text:p>2.6527784965001</text:p>
          </table:table-cell>
          <table:table-cell office:value-type="float" office:value="18.665283203125" calcext:value-type="float">
            <text:p>18.665283203125</text:p>
          </table:table-cell>
          <table:table-cell table:number-columns-repeated="9"/>
          <table:table-cell office:value-type="float" office:value="2.5144083986524" calcext:value-type="float">
            <text:p>2.5144083986524</text:p>
          </table:table-cell>
          <table:table-cell office:value-type="float" office:value="29.111640930176" calcext:value-type="float">
            <text:p>29.111640930176</text:p>
          </table:table-cell>
        </table:table-row>
        <table:table-row table:style-name="ro1">
          <table:table-cell office:value-type="float" office:value="2.7025340972468" calcext:value-type="float">
            <text:p>2.7025340972468</text:p>
          </table:table-cell>
          <table:table-cell office:value-type="float" office:value="18.991668701172" calcext:value-type="float">
            <text:p>18.991668701172</text:p>
          </table:table-cell>
          <table:table-cell table:number-columns-repeated="9"/>
          <table:table-cell office:value-type="float" office:value="2.558532098541" calcext:value-type="float">
            <text:p>2.558532098541</text:p>
          </table:table-cell>
          <table:table-cell office:value-type="float" office:value="28.945259094238" calcext:value-type="float">
            <text:p>28.945259094238</text:p>
          </table:table-cell>
        </table:table-row>
        <table:table-row table:style-name="ro1">
          <table:table-cell office:value-type="float" office:value="2.7502020974644" calcext:value-type="float">
            <text:p>2.7502020974644</text:p>
          </table:table-cell>
          <table:table-cell office:value-type="float" office:value="19.314788818359" calcext:value-type="float">
            <text:p>19.314788818359</text:p>
          </table:table-cell>
          <table:table-cell table:number-columns-repeated="9"/>
          <table:table-cell office:value-type="float" office:value="2.6213736983482" calcext:value-type="float">
            <text:p>2.6213736983482</text:p>
          </table:table-cell>
          <table:table-cell office:value-type="float" office:value="28.750541687012" calcext:value-type="float">
            <text:p>28.750541687012</text:p>
          </table:table-cell>
        </table:table-row>
        <table:table-row table:style-name="ro1">
          <table:table-cell office:value-type="float" office:value="2.7928308974952" calcext:value-type="float">
            <text:p>2.7928308974952</text:p>
          </table:table-cell>
          <table:table-cell office:value-type="float" office:value="19.634674072266" calcext:value-type="float">
            <text:p>19.634674072266</text:p>
          </table:table-cell>
          <table:table-cell table:number-columns-repeated="9"/>
          <table:table-cell office:value-type="float" office:value="2.667065898655" calcext:value-type="float">
            <text:p>2.667065898655</text:p>
          </table:table-cell>
          <table:table-cell office:value-type="float" office:value="28.527770996094" calcext:value-type="float">
            <text:p>28.527770996094</text:p>
          </table:table-cell>
        </table:table-row>
        <table:table-row table:style-name="ro1">
          <table:table-cell office:value-type="float" office:value="2.8544951984659" calcext:value-type="float">
            <text:p>2.8544951984659</text:p>
          </table:table-cell>
          <table:table-cell office:value-type="float" office:value="19.951385498047" calcext:value-type="float">
            <text:p>19.951385498047</text:p>
          </table:table-cell>
          <table:table-cell table:number-columns-repeated="9"/>
          <table:table-cell office:value-type="float" office:value="2.7159908993635" calcext:value-type="float">
            <text:p>2.7159908993635</text:p>
          </table:table-cell>
          <table:table-cell office:value-type="float" office:value="28.277229309082" calcext:value-type="float">
            <text:p>28.277229309082</text:p>
          </table:table-cell>
        </table:table-row>
        <table:table-row table:style-name="ro1">
          <table:table-cell office:value-type="float" office:value="2.9035351988859" calcext:value-type="float">
            <text:p>2.9035351988859</text:p>
          </table:table-cell>
          <table:table-cell office:value-type="float" office:value="20.264923095703" calcext:value-type="float">
            <text:p>20.264923095703</text:p>
          </table:table-cell>
          <table:table-cell table:number-columns-repeated="9"/>
          <table:table-cell office:value-type="float" office:value="2.7586626990233" calcext:value-type="float">
            <text:p>2.7586626990233</text:p>
          </table:table-cell>
          <table:table-cell office:value-type="float" office:value="27.99919128418" calcext:value-type="float">
            <text:p>27.99919128418</text:p>
          </table:table-cell>
        </table:table-row>
        <table:table-row table:style-name="ro1">
          <table:table-cell office:value-type="float" office:value="2.951768098399" calcext:value-type="float">
            <text:p>2.951768098399</text:p>
          </table:table-cell>
          <table:table-cell office:value-type="float" office:value="20.575317382812" calcext:value-type="float">
            <text:p>20.575317382812</text:p>
          </table:table-cell>
          <table:table-cell table:number-columns-repeated="9"/>
          <table:table-cell office:value-type="float" office:value="2.8207419991959" calcext:value-type="float">
            <text:p>2.8207419991959</text:p>
          </table:table-cell>
          <table:table-cell office:value-type="float" office:value="27.69393157959" calcext:value-type="float">
            <text:p>27.69393157959</text:p>
          </table:table-cell>
        </table:table-row>
        <table:table-row table:style-name="ro1">
          <table:table-cell office:value-type="float" office:value="2.9940400989726" calcext:value-type="float">
            <text:p>2.9940400989726</text:p>
          </table:table-cell>
          <table:table-cell office:value-type="float" office:value="20.882598876953" calcext:value-type="float">
            <text:p>20.882598876953</text:p>
          </table:table-cell>
          <table:table-cell table:number-columns-repeated="9"/>
          <table:table-cell office:value-type="float" office:value="2.8690008993726" calcext:value-type="float">
            <text:p>2.8690008993726</text:p>
          </table:table-cell>
          <table:table-cell office:value-type="float" office:value="27.361724853516" calcext:value-type="float">
            <text:p>27.361724853516</text:p>
          </table:table-cell>
        </table:table-row>
        <table:table-row table:style-name="ro1">
          <table:table-cell office:value-type="float" office:value="3.0429008989595" calcext:value-type="float">
            <text:p>3.0429008989595</text:p>
          </table:table-cell>
          <table:table-cell office:value-type="float" office:value="21.186828613281" calcext:value-type="float">
            <text:p>21.186828613281</text:p>
          </table:table-cell>
          <table:table-cell table:number-columns-repeated="9"/>
          <table:table-cell office:value-type="float" office:value="2.9189791993704" calcext:value-type="float">
            <text:p>2.9189791993704</text:p>
          </table:table-cell>
          <table:table-cell office:value-type="float" office:value="27.00284576416" calcext:value-type="float">
            <text:p>27.00284576416</text:p>
          </table:table-cell>
        </table:table-row>
        <table:table-row table:style-name="ro1">
          <table:table-cell office:value-type="float" office:value="3.1049019987695" calcext:value-type="float">
            <text:p>3.1049019987695</text:p>
          </table:table-cell>
          <table:table-cell office:value-type="float" office:value="21.488006591797" calcext:value-type="float">
            <text:p>21.488006591797</text:p>
          </table:table-cell>
          <table:table-cell table:number-columns-repeated="9"/>
          <table:table-cell office:value-type="float" office:value="2.9590632987674" calcext:value-type="float">
            <text:p>2.9590632987674</text:p>
          </table:table-cell>
          <table:table-cell office:value-type="float" office:value="26.617553710938" calcext:value-type="float">
            <text:p>26.617553710938</text:p>
          </table:table-cell>
        </table:table-row>
        <table:table-row table:style-name="ro1">
          <table:table-cell office:value-type="float" office:value="3.1537316001486" calcext:value-type="float">
            <text:p>3.1537316001486</text:p>
          </table:table-cell>
          <table:table-cell office:value-type="float" office:value="21.786163330078" calcext:value-type="float">
            <text:p>21.786163330078</text:p>
          </table:table-cell>
          <table:table-cell table:number-columns-repeated="9"/>
          <table:table-cell office:value-type="float" office:value="3.0088209987152" calcext:value-type="float">
            <text:p>3.0088209987152</text:p>
          </table:table-cell>
          <table:table-cell office:value-type="float" office:value="26.206115722656" calcext:value-type="float">
            <text:p>26.206115722656</text:p>
          </table:table-cell>
        </table:table-row>
        <table:table-row table:style-name="ro1">
          <table:table-cell office:value-type="float" office:value="3.201767599443" calcext:value-type="float">
            <text:p>3.201767599443</text:p>
          </table:table-cell>
          <table:table-cell office:value-type="float" office:value="22.081359863281" calcext:value-type="float">
            <text:p>22.081359863281</text:p>
          </table:table-cell>
          <table:table-cell table:number-columns-repeated="9"/>
          <table:table-cell office:value-type="float" office:value="3.0700672979001" calcext:value-type="float">
            <text:p>3.0700672979001</text:p>
          </table:table-cell>
          <table:table-cell office:value-type="float" office:value="25.76879119873" calcext:value-type="float">
            <text:p>25.76879119873</text:p>
          </table:table-cell>
        </table:table-row>
        <table:table-row table:style-name="ro1">
          <table:table-cell office:value-type="float" office:value="3.2444131004158" calcext:value-type="float">
            <text:p>3.2444131004158</text:p>
          </table:table-cell>
          <table:table-cell office:value-type="float" office:value="22.373596191406" calcext:value-type="float">
            <text:p>22.373596191406</text:p>
          </table:table-cell>
          <table:table-cell table:number-columns-repeated="9"/>
          <table:table-cell office:value-type="float" office:value="3.1188685970847" calcext:value-type="float">
            <text:p>3.1188685970847</text:p>
          </table:table-cell>
          <table:table-cell office:value-type="float" office:value="25.305839538574" calcext:value-type="float">
            <text:p>25.305839538574</text:p>
          </table:table-cell>
        </table:table-row>
        <table:table-row table:style-name="ro1">
          <table:table-cell office:value-type="float" office:value="3.2920492005069" calcext:value-type="float">
            <text:p>3.2920492005069</text:p>
          </table:table-cell>
          <table:table-cell office:value-type="float" office:value="22.662902832031" calcext:value-type="float">
            <text:p>22.662902832031</text:p>
          </table:table-cell>
          <table:table-cell table:number-columns-repeated="9"/>
          <table:table-cell office:value-type="float" office:value="3.1672040971462" calcext:value-type="float">
            <text:p>3.1672040971462</text:p>
          </table:table-cell>
          <table:table-cell office:value-type="float" office:value="24.817512512207" calcext:value-type="float">
            <text:p>24.817512512207</text:p>
          </table:table-cell>
        </table:table-row>
        <table:table-row table:style-name="ro1">
          <table:table-cell office:value-type="float" office:value="3.3560374008957" calcext:value-type="float">
            <text:p>3.3560374008957</text:p>
          </table:table-cell>
          <table:table-cell office:value-type="float" office:value="22.949310302734" calcext:value-type="float">
            <text:p>22.949310302734</text:p>
          </table:table-cell>
          <table:table-cell table:number-columns-repeated="9"/>
          <table:table-cell office:value-type="float" office:value="3.2089996973518" calcext:value-type="float">
            <text:p>3.2089996973518</text:p>
          </table:table-cell>
          <table:table-cell office:value-type="float" office:value="24.304069519043" calcext:value-type="float">
            <text:p>24.304069519043</text:p>
          </table:table-cell>
        </table:table-row>
        <table:table-row table:style-name="ro1">
          <table:table-cell office:value-type="float" office:value="3.3964994002599" calcext:value-type="float">
            <text:p>3.3964994002599</text:p>
          </table:table-cell>
          <table:table-cell office:value-type="float" office:value="23.232849121094" calcext:value-type="float">
            <text:p>23.232849121094</text:p>
          </table:table-cell>
          <table:table-cell table:number-columns-repeated="9"/>
          <table:table-cell office:value-type="float" office:value="3.2713706970681" calcext:value-type="float">
            <text:p>3.2713706970681</text:p>
          </table:table-cell>
          <table:table-cell office:value-type="float" office:value="23.765762329102" calcext:value-type="float">
            <text:p>23.765762329102</text:p>
          </table:table-cell>
        </table:table-row>
        <table:table-row table:style-name="ro1">
          <table:table-cell office:value-type="float" office:value="3.4451486004982" calcext:value-type="float">
            <text:p>3.4451486004982</text:p>
          </table:table-cell>
          <table:table-cell office:value-type="float" office:value="23.513580322266" calcext:value-type="float">
            <text:p>23.513580322266</text:p>
          </table:table-cell>
          <table:table-cell table:number-columns-repeated="9"/>
          <table:table-cell office:value-type="float" office:value="3.3201500980649" calcext:value-type="float">
            <text:p>3.3201500980649</text:p>
          </table:table-cell>
          <table:table-cell office:value-type="float" office:value="23.202842712402" calcext:value-type="float">
            <text:p>23.202842712402</text:p>
          </table:table-cell>
        </table:table-row>
        <table:table-row table:style-name="ro1">
          <table:table-cell office:value-type="float" office:value="3.4937467004638" calcext:value-type="float">
            <text:p>3.4937467004638</text:p>
          </table:table-cell>
          <table:table-cell office:value-type="float" office:value="23.79150390625" calcext:value-type="float">
            <text:p>23.79150390625</text:p>
          </table:table-cell>
          <table:table-cell table:number-columns-repeated="9"/>
          <table:table-cell office:value-type="float" office:value="3.3706931977067" calcext:value-type="float">
            <text:p>3.3706931977067</text:p>
          </table:table-cell>
          <table:table-cell office:value-type="float" office:value="22.615547180176" calcext:value-type="float">
            <text:p>22.615547180176</text:p>
          </table:table-cell>
        </table:table-row>
        <table:table-row table:style-name="ro1">
          <table:table-cell office:value-type="float" office:value="3.5557577006985" calcext:value-type="float">
            <text:p>3.5557577006985</text:p>
          </table:table-cell>
          <table:table-cell office:value-type="float" office:value="24.066619873047" calcext:value-type="float">
            <text:p>24.066619873047</text:p>
          </table:table-cell>
          <table:table-cell table:number-columns-repeated="9"/>
          <table:table-cell office:value-type="float" office:value="3.4113565974403" calcext:value-type="float">
            <text:p>3.4113565974403</text:p>
          </table:table-cell>
          <table:table-cell office:value-type="float" office:value="22.004127502441" calcext:value-type="float">
            <text:p>22.004127502441</text:p>
          </table:table-cell>
        </table:table-row>
        <table:table-row table:style-name="ro1">
          <table:table-cell office:value-type="float" office:value="3.6042088007089" calcext:value-type="float">
            <text:p>3.6042088007089</text:p>
          </table:table-cell>
          <table:table-cell office:value-type="float" office:value="24.338989257812" calcext:value-type="float">
            <text:p>24.338989257812</text:p>
          </table:table-cell>
          <table:table-cell table:number-columns-repeated="9"/>
          <table:table-cell office:value-type="float" office:value="3.4590627977159" calcext:value-type="float">
            <text:p>3.4590627977159</text:p>
          </table:table-cell>
          <table:table-cell office:value-type="float" office:value="21.36882019043" calcext:value-type="float">
            <text:p>21.36882019043</text:p>
          </table:table-cell>
        </table:table-row>
        <table:table-row table:style-name="ro1">
          <table:table-cell office:value-type="float" office:value="3.6460557009559" calcext:value-type="float">
            <text:p>3.6460557009559</text:p>
          </table:table-cell>
          <table:table-cell office:value-type="float" office:value="24.608642578125" calcext:value-type="float">
            <text:p>24.608642578125</text:p>
          </table:table-cell>
          <table:table-cell table:number-columns-repeated="9"/>
          <table:table-cell office:value-type="float" office:value="3.5211719975341" calcext:value-type="float">
            <text:p>3.5211719975341</text:p>
          </table:table-cell>
          <table:table-cell office:value-type="float" office:value="20.709869384766" calcext:value-type="float">
            <text:p>20.709869384766</text:p>
          </table:table-cell>
        </table:table-row>
        <table:table-row table:style-name="ro1">
          <table:table-cell office:value-type="float" office:value="3.6956600008998" calcext:value-type="float">
            <text:p>3.6956600008998</text:p>
          </table:table-cell>
          <table:table-cell office:value-type="float" office:value="24.875610351562" calcext:value-type="float">
            <text:p>24.875610351562</text:p>
          </table:table-cell>
          <table:table-cell table:number-columns-repeated="9"/>
          <table:table-cell office:value-type="float" office:value="3.5698369971942" calcext:value-type="float">
            <text:p>3.5698369971942</text:p>
          </table:table-cell>
          <table:table-cell office:value-type="float" office:value="20.027503967285" calcext:value-type="float">
            <text:p>20.027503967285</text:p>
          </table:table-cell>
        </table:table-row>
        <table:table-row table:style-name="ro1">
          <table:table-cell office:value-type="float" office:value="3.7584275000263" calcext:value-type="float">
            <text:p>3.7584275000263</text:p>
          </table:table-cell>
          <table:table-cell office:value-type="float" office:value="25.139892578125" calcext:value-type="float">
            <text:p>25.139892578125</text:p>
          </table:table-cell>
          <table:table-cell table:number-columns-repeated="9"/>
          <table:table-cell office:value-type="float" office:value="3.6203547974583" calcext:value-type="float">
            <text:p>3.6203547974583</text:p>
          </table:table-cell>
          <table:table-cell office:value-type="float" office:value="19.321960449219" calcext:value-type="float">
            <text:p>19.321960449219</text:p>
          </table:table-cell>
        </table:table-row>
        <table:table-row table:style-name="ro1">
          <table:table-cell office:value-type="float" office:value="3.8059558996465" calcext:value-type="float">
            <text:p>3.8059558996465</text:p>
          </table:table-cell>
          <table:table-cell office:value-type="float" office:value="25.401550292969" calcext:value-type="float">
            <text:p>25.401550292969</text:p>
          </table:table-cell>
          <table:table-cell table:number-columns-repeated="9"/>
          <table:table-cell office:value-type="float" office:value="3.6635245981161" calcext:value-type="float">
            <text:p>3.6635245981161</text:p>
          </table:table-cell>
          <table:table-cell office:value-type="float" office:value="18.593475341797" calcext:value-type="float">
            <text:p>18.593475341797</text:p>
          </table:table-cell>
        </table:table-row>
        <table:table-row table:style-name="ro1">
          <table:table-cell office:value-type="float" office:value="3.8477064000908" calcext:value-type="float">
            <text:p>3.8477064000908</text:p>
          </table:table-cell>
          <table:table-cell office:value-type="float" office:value="25.660583496094" calcext:value-type="float">
            <text:p>25.660583496094</text:p>
          </table:table-cell>
          <table:table-cell table:number-columns-repeated="9"/>
          <table:table-cell office:value-type="float" office:value="3.722674698336" calcext:value-type="float">
            <text:p>3.722674698336</text:p>
          </table:table-cell>
          <table:table-cell office:value-type="float" office:value="17.842277526855" calcext:value-type="float">
            <text:p>17.842277526855</text:p>
          </table:table-cell>
        </table:table-row>
        <table:table-row table:style-name="ro1">
          <table:table-cell office:value-type="float" office:value="3.8941710002255" calcext:value-type="float">
            <text:p>3.8941710002255</text:p>
          </table:table-cell>
          <table:table-cell office:value-type="float" office:value="25.917022705078" calcext:value-type="float">
            <text:p>25.917022705078</text:p>
          </table:table-cell>
          <table:table-cell table:number-columns-repeated="9"/>
          <table:table-cell office:value-type="float" office:value="3.7714349979069" calcext:value-type="float">
            <text:p>3.7714349979069</text:p>
          </table:table-cell>
          <table:table-cell office:value-type="float" office:value="17.068588256836" calcext:value-type="float">
            <text:p>17.068588256836</text:p>
          </table:table-cell>
        </table:table-row>
        <table:table-row table:style-name="ro1">
          <table:table-cell office:value-type="float" office:value="3.9456929008011" calcext:value-type="float">
            <text:p>3.9456929008011</text:p>
          </table:table-cell>
          <table:table-cell office:value-type="float" office:value="26.1708984375" calcext:value-type="float">
            <text:p>26.1708984375</text:p>
          </table:table-cell>
          <table:table-cell table:number-columns-repeated="9"/>
          <table:table-cell office:value-type="float" office:value="3.8130774979945" calcext:value-type="float">
            <text:p>3.8130774979945</text:p>
          </table:table-cell>
          <table:table-cell office:value-type="float" office:value="16.272636413574" calcext:value-type="float">
            <text:p>16.272636413574</text:p>
          </table:table-cell>
        </table:table-row>
        <table:table-row table:style-name="ro1">
          <table:table-cell office:value-type="float" office:value="4.007220899919" calcext:value-type="float">
            <text:p>4.007220899919</text:p>
          </table:table-cell>
          <table:table-cell office:value-type="float" office:value="26.422241210938" calcext:value-type="float">
            <text:p>26.422241210938</text:p>
          </table:table-cell>
          <table:table-cell table:number-columns-repeated="9"/>
          <table:table-cell office:value-type="float" office:value="3.8638353988063" calcext:value-type="float">
            <text:p>3.8638353988063</text:p>
          </table:table-cell>
          <table:table-cell office:value-type="float" office:value="15.454643249512" calcext:value-type="float">
            <text:p>15.454643249512</text:p>
          </table:table-cell>
        </table:table-row>
        <table:table-row table:style-name="ro1">
          <table:table-cell office:value-type="float" office:value="4.0567065004725" calcext:value-type="float">
            <text:p>4.0567065004725</text:p>
          </table:table-cell>
          <table:table-cell office:value-type="float" office:value="26.671051025391" calcext:value-type="float">
            <text:p>26.671051025391</text:p>
          </table:table-cell>
          <table:table-cell table:number-columns-repeated="9"/>
          <table:table-cell office:value-type="float" office:value="3.9148360982072" calcext:value-type="float">
            <text:p>3.9148360982072</text:p>
          </table:table-cell>
          <table:table-cell office:value-type="float" office:value="14.61483001709" calcext:value-type="float">
            <text:p>14.61483001709</text:p>
          </table:table-cell>
        </table:table-row>
        <table:table-row table:style-name="ro1">
          <table:table-cell office:value-type="float" office:value="4.0971568010282" calcext:value-type="float">
            <text:p>4.0971568010282</text:p>
          </table:table-cell>
          <table:table-cell office:value-type="float" office:value="26.917388916016" calcext:value-type="float">
            <text:p>26.917388916016</text:p>
          </table:table-cell>
          <table:table-cell table:number-columns-repeated="9"/>
          <table:table-cell office:value-type="float" office:value="3.9745503978338" calcext:value-type="float">
            <text:p>3.9745503978338</text:p>
          </table:table-cell>
          <table:table-cell office:value-type="float" office:value="13.75341796875" calcext:value-type="float">
            <text:p>13.75341796875</text:p>
          </table:table-cell>
        </table:table-row>
        <table:table-row table:style-name="ro1">
          <table:table-cell office:value-type="float" office:value="4.1481611009222" calcext:value-type="float">
            <text:p>4.1481611009222</text:p>
          </table:table-cell>
          <table:table-cell office:value-type="float" office:value="27.161254882812" calcext:value-type="float">
            <text:p>27.161254882812</text:p>
          </table:table-cell>
          <table:table-cell table:number-columns-repeated="9"/>
          <table:table-cell office:value-type="float" office:value="4.0155673979316" calcext:value-type="float">
            <text:p>4.0155673979316</text:p>
          </table:table-cell>
          <table:table-cell office:value-type="float" office:value="12.870620727539" calcext:value-type="float">
            <text:p>12.870620727539</text:p>
          </table:table-cell>
        </table:table-row>
        <table:table-row table:style-name="ro1">
          <table:table-cell office:value-type="float" office:value="4.1938406017143" calcext:value-type="float">
            <text:p>4.1938406017143</text:p>
          </table:table-cell>
          <table:table-cell office:value-type="float" office:value="27.402679443359" calcext:value-type="float">
            <text:p>27.402679443359</text:p>
          </table:table-cell>
          <table:table-cell table:number-columns-repeated="9"/>
          <table:table-cell office:value-type="float" office:value="4.0638713978697" calcext:value-type="float">
            <text:p>4.0638713978697</text:p>
          </table:table-cell>
          <table:table-cell office:value-type="float" office:value="11.966651916504" calcext:value-type="float">
            <text:p>11.966651916504</text:p>
          </table:table-cell>
        </table:table-row>
        <table:table-row table:style-name="ro1">
          <table:table-cell office:value-type="float" office:value="4.2581706026103" calcext:value-type="float">
            <text:p>4.2581706026103</text:p>
          </table:table-cell>
          <table:table-cell office:value-type="float" office:value="27.641693115234" calcext:value-type="float">
            <text:p>27.641693115234</text:p>
          </table:table-cell>
          <table:table-cell table:number-columns-repeated="9"/>
          <table:table-cell office:value-type="float" office:value="4.1096620976459" calcext:value-type="float">
            <text:p>4.1096620976459</text:p>
          </table:table-cell>
          <table:table-cell office:value-type="float" office:value="11.041717529297" calcext:value-type="float">
            <text:p>11.041717529297</text:p>
          </table:table-cell>
        </table:table-row>
        <table:table-row table:style-name="ro1">
          <table:table-cell office:value-type="float" office:value="4.2990943023469" calcext:value-type="float">
            <text:p>4.2990943023469</text:p>
          </table:table-cell>
          <table:table-cell office:value-type="float" office:value="27.878326416016" calcext:value-type="float">
            <text:p>27.878326416016</text:p>
          </table:table-cell>
          <table:table-cell table:number-columns-repeated="9"/>
          <table:table-cell office:value-type="float" office:value="4.1744880976621" calcext:value-type="float">
            <text:p>4.1744880976621</text:p>
          </table:table-cell>
          <table:table-cell office:value-type="float" office:value="10.096038818359" calcext:value-type="float">
            <text:p>10.096038818359</text:p>
          </table:table-cell>
        </table:table-row>
        <table:table-row table:style-name="ro1">
          <table:table-cell office:value-type="float" office:value="4.3475115036126" calcext:value-type="float">
            <text:p>4.3475115036126</text:p>
          </table:table-cell>
          <table:table-cell office:value-type="float" office:value="28.112579345703" calcext:value-type="float">
            <text:p>28.112579345703</text:p>
          </table:table-cell>
          <table:table-cell table:number-columns-repeated="9"/>
          <table:table-cell office:value-type="float" office:value="4.2154172973242" calcext:value-type="float">
            <text:p>4.2154172973242</text:p>
          </table:table-cell>
          <table:table-cell office:value-type="float" office:value="9.1298141479492" calcext:value-type="float">
            <text:p>9.1298141479492</text:p>
          </table:table-cell>
        </table:table-row>
        <table:table-row table:style-name="ro1">
          <table:table-cell table:number-columns-repeated="11"/>
          <table:table-cell office:value-type="float" office:value="4.2639778975863" calcext:value-type="float">
            <text:p>4.2639778975863</text:p>
          </table:table-cell>
          <table:table-cell office:value-type="float" office:value="8.1432495117188" calcext:value-type="float">
            <text:p>8.1432495117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3T16:43:12.416000000</dc:date>
    <meta:editing-duration>PT1H5M17S</meta:editing-duration>
    <meta:editing-cycles>2</meta:editing-cycles>
    <meta:generator>LibreOffice/7.5.4.2$Windows_X86_64 LibreOffice_project/36ccfdc35048b057fd9854c757a8b67ec53977b6</meta:generator>
    <meta:document-statistic meta:table-count="1" meta:cell-count="318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87cm" svg:y="0.316cm" chart:style-name="ch2">
          <text:p>thrown 70 degrees up</text:p>
        </chart:title>
        <chart:legend chart:legend-position="end" svg:x="13.737cm" svg:y="4.201cm" style:legend-expansion="high" chart:style-name="ch3"/>
        <chart:plot-area chart:style-name="ch4" table:cell-range-address="projectileMotion.A1:projectileMotion.B79" svg:x="1.331cm" svg:y="1.275cm" svg:width="12.086cm" svg:height="6.564cm">
          <chart:coordinate-region svg:x="1.952cm" svg:y="1.474cm" svg:width="11.371cm" svg:height="5.718cm"/>
          <chart:axis chart:dimension="x" chart:name="primary-x" chart:style-name="ch5">
            <chart:title svg:x="6.788cm" svg:y="8.019cm" chart:style-name="ch6">
              <text:p>time (s)</text:p>
            </chart:title>
          </chart:axis>
          <chart:axis chart:dimension="y" chart:name="primary-y" chart:style-name="ch7">
            <chart:title svg:x="0.451cm" svg:y="5.368cm" chart:style-name="ch8">
              <text:p>delta x (m)</text:p>
            </chart:title>
            <chart:grid chart:style-name="ch9" chart:class="major"/>
          </chart:axis>
          <chart:series chart:style-name="ch10" chart:values-cell-range-address="projectileMotion.B1:projectileMotion.B79" chart:class="chart:scatter">
            <chart:domain table:cell-range-address="projectileMotion.A1:projectileMotion.A79"/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109020033851">
                <text:p>0.45109020033851</text:p>
                <draw:g>
                  <svg:desc>projectileMotion.A1:projectileMotion.A79</svg:desc>
                </draw:g>
              </table:table-cell>
              <table:table-cell office:value-type="float" office:value="0.51303100585938">
                <text:p>0.51303100585938</text:p>
                <draw:g>
                  <svg:desc>projectileMotion.B1:projectileMotion.B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40570006147">
                <text:p>0.4940570006147</text:p>
              </table:table-cell>
              <table:table-cell office:value-type="float" office:value="1.0209350585938">
                <text:p>1.0209350585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675320116803">
                <text:p>0.54675320116803</text:p>
              </table:table-cell>
              <table:table-cell office:value-type="float" office:value="1.5237731933594">
                <text:p>1.5237731933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88780042902">
                <text:p>0.60288780042902</text:p>
              </table:table-cell>
              <table:table-cell office:value-type="float" office:value="2.0215759277344">
                <text:p>2.0215759277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279379952699">
                <text:p>0.65279379952699</text:p>
              </table:table-cell>
              <table:table-cell office:value-type="float" office:value="2.514404296875">
                <text:p>2.51440429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100069930777">
                <text:p>0.70100069930777</text:p>
              </table:table-cell>
              <table:table-cell office:value-type="float" office:value="3.0023193359375">
                <text:p>3.00231933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32395988144">
                <text:p>0.7432395988144</text:p>
              </table:table-cell>
              <table:table-cell office:value-type="float" office:value="3.4853515625">
                <text:p>3.4853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184279870242">
                <text:p>0.79184279870242</text:p>
              </table:table-cell>
              <table:table-cell office:value-type="float" office:value="3.9635314941406">
                <text:p>3.9635314941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48967987299">
                <text:p>0.8548967987299</text:p>
              </table:table-cell>
              <table:table-cell office:value-type="float" office:value="4.4369506835938">
                <text:p>4.4369506835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238209813833">
                <text:p>0.90238209813833</text:p>
              </table:table-cell>
              <table:table-cell office:value-type="float" office:value="4.9056396484375">
                <text:p>4.90563964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413279788569">
                <text:p>0.94413279788569</text:p>
              </table:table-cell>
              <table:table-cell office:value-type="float" office:value="5.36962890625">
                <text:p>5.369628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286139803007">
                <text:p>0.99286139803007</text:p>
              </table:table-cell>
              <table:table-cell office:value-type="float" office:value="5.8289794921875">
                <text:p>5.828979492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58972973377">
                <text:p>1.0558972973377</text:p>
              </table:table-cell>
              <table:table-cell office:value-type="float" office:value="6.2837219238281">
                <text:p>6.2837219238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040941975079">
                <text:p>1.1040941975079</text:p>
              </table:table-cell>
              <table:table-cell office:value-type="float" office:value="6.7339172363281">
                <text:p>6.7339172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458222977817">
                <text:p>1.1458222977817</text:p>
              </table:table-cell>
              <table:table-cell office:value-type="float" office:value="7.1796264648438">
                <text:p>7.1796264648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942377984524">
                <text:p>1.1942377984524</text:p>
              </table:table-cell>
              <table:table-cell office:value-type="float" office:value="7.6208801269531">
                <text:p>7.6208801269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569360979833">
                <text:p>1.2569360979833</text:p>
              </table:table-cell>
              <table:table-cell office:value-type="float" office:value="8.0577087402344">
                <text:p>8.0577087402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05434698239">
                <text:p>1.305434698239</text:p>
              </table:table-cell>
              <table:table-cell office:value-type="float" office:value="8.4901733398438">
                <text:p>8.4901733398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552047982812">
                <text:p>1.3552047982812</text:p>
              </table:table-cell>
              <table:table-cell office:value-type="float" office:value="8.9183044433594">
                <text:p>8.9183044433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97930697538">
                <text:p>1.397930697538</text:p>
              </table:table-cell>
              <table:table-cell office:value-type="float" office:value="9.3421630859375">
                <text:p>9.342163085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445823975839">
                <text:p>1.4445823975839</text:p>
              </table:table-cell>
              <table:table-cell office:value-type="float" office:value="9.7617797851562">
                <text:p>9.7617797851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069251973182">
                <text:p>1.5069251973182</text:p>
              </table:table-cell>
              <table:table-cell office:value-type="float" office:value="10.177215576172">
                <text:p>10.177215576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491214962676">
                <text:p>1.5491214962676</text:p>
              </table:table-cell>
              <table:table-cell office:value-type="float" office:value="10.588500976562">
                <text:p>10.588500976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970177962445">
                <text:p>1.5970177962445</text:p>
              </table:table-cell>
              <table:table-cell office:value-type="float" office:value="10.995666503906">
                <text:p>10.995666503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467735962942">
                <text:p>1.6467735962942</text:p>
              </table:table-cell>
              <table:table-cell office:value-type="float" office:value="11.398742675781">
                <text:p>11.398742675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88673896715">
                <text:p>1.688673896715</text:p>
              </table:table-cell>
              <table:table-cell office:value-type="float" office:value="11.797790527344">
                <text:p>11.797790527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51962997485">
                <text:p>1.751962997485</text:p>
              </table:table-cell>
              <table:table-cell office:value-type="float" office:value="12.19287109375">
                <text:p>12.1928710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98862897791">
                <text:p>1.798862897791</text:p>
              </table:table-cell>
              <table:table-cell office:value-type="float" office:value="12.583984375">
                <text:p>12.58398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524323976599">
                <text:p>1.8524323976599</text:p>
              </table:table-cell>
              <table:table-cell office:value-type="float" office:value="12.97119140625">
                <text:p>12.9711914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921562982723">
                <text:p>1.8921562982723</text:p>
              </table:table-cell>
              <table:table-cell office:value-type="float" office:value="13.354522705078">
                <text:p>13.354522705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52224697452">
                <text:p>1.952224697452</text:p>
              </table:table-cell>
              <table:table-cell office:value-type="float" office:value="13.734008789062">
                <text:p>13.734008789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001441966742">
                <text:p>2.0001441966742</text:p>
              </table:table-cell>
              <table:table-cell office:value-type="float" office:value="14.109710693359">
                <text:p>14.109710693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495249968953">
                <text:p>2.0495249968953</text:p>
              </table:table-cell>
              <table:table-cell office:value-type="float" office:value="14.481658935547">
                <text:p>14.481658935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919069964439">
                <text:p>2.0919069964439</text:p>
              </table:table-cell>
              <table:table-cell office:value-type="float" office:value="14.849884033203">
                <text:p>14.849884033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418091962114">
                <text:p>2.1418091962114</text:p>
              </table:table-cell>
              <table:table-cell office:value-type="float" office:value="15.214416503906">
                <text:p>15.214416503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013761969283">
                <text:p>2.2013761969283</text:p>
              </table:table-cell>
              <table:table-cell office:value-type="float" office:value="15.575317382812">
                <text:p>15.57531738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01124972478">
                <text:p>2.2501124972478</text:p>
              </table:table-cell>
              <table:table-cell office:value-type="float" office:value="15.9326171875">
                <text:p>15.932617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986998972483">
                <text:p>2.2986998972483</text:p>
              </table:table-cell>
              <table:table-cell office:value-type="float" office:value="16.286346435547">
                <text:p>16.286346435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428043974563">
                <text:p>2.3428043974563</text:p>
              </table:table-cell>
              <table:table-cell office:value-type="float" office:value="16.636535644531">
                <text:p>16.636535644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031281974167">
                <text:p>2.4031281974167</text:p>
              </table:table-cell>
              <table:table-cell office:value-type="float" office:value="16.983215332031">
                <text:p>16.9832153320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516190974973">
                <text:p>2.4516190974973</text:p>
              </table:table-cell>
              <table:table-cell office:value-type="float" office:value="17.326416015625">
                <text:p>17.326416015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002109967172">
                <text:p>2.5002109967172</text:p>
              </table:table-cell>
              <table:table-cell office:value-type="float" office:value="17.666198730469">
                <text:p>17.666198730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423488966189">
                <text:p>2.5423488966189</text:p>
              </table:table-cell>
              <table:table-cell office:value-type="float" office:value="18.002593994141">
                <text:p>18.002593994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916231963784">
                <text:p>2.5916231963784</text:p>
              </table:table-cell>
              <table:table-cell office:value-type="float" office:value="18.335601806641">
                <text:p>18.335601806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527784965001">
                <text:p>2.6527784965001</text:p>
              </table:table-cell>
              <table:table-cell office:value-type="float" office:value="18.665283203125">
                <text:p>18.665283203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025340972468">
                <text:p>2.7025340972468</text:p>
              </table:table-cell>
              <table:table-cell office:value-type="float" office:value="18.991668701172">
                <text:p>18.991668701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502020974644">
                <text:p>2.7502020974644</text:p>
              </table:table-cell>
              <table:table-cell office:value-type="float" office:value="19.314788818359">
                <text:p>19.3147888183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928308974952">
                <text:p>2.7928308974952</text:p>
              </table:table-cell>
              <table:table-cell office:value-type="float" office:value="19.634674072266">
                <text:p>19.634674072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544951984659">
                <text:p>2.8544951984659</text:p>
              </table:table-cell>
              <table:table-cell office:value-type="float" office:value="19.951385498047">
                <text:p>19.951385498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035351988859">
                <text:p>2.9035351988859</text:p>
              </table:table-cell>
              <table:table-cell office:value-type="float" office:value="20.264923095703">
                <text:p>20.264923095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51768098399">
                <text:p>2.951768098399</text:p>
              </table:table-cell>
              <table:table-cell office:value-type="float" office:value="20.575317382812">
                <text:p>20.5753173828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940400989726">
                <text:p>2.9940400989726</text:p>
              </table:table-cell>
              <table:table-cell office:value-type="float" office:value="20.882598876953">
                <text:p>20.8825988769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429008989595">
                <text:p>3.0429008989595</text:p>
              </table:table-cell>
              <table:table-cell office:value-type="float" office:value="21.186828613281">
                <text:p>21.1868286132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049019987695">
                <text:p>3.1049019987695</text:p>
              </table:table-cell>
              <table:table-cell office:value-type="float" office:value="21.488006591797">
                <text:p>21.4880065917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537316001486">
                <text:p>3.1537316001486</text:p>
              </table:table-cell>
              <table:table-cell office:value-type="float" office:value="21.786163330078">
                <text:p>21.7861633300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01767599443">
                <text:p>3.201767599443</text:p>
              </table:table-cell>
              <table:table-cell office:value-type="float" office:value="22.081359863281">
                <text:p>22.081359863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444131004158">
                <text:p>3.2444131004158</text:p>
              </table:table-cell>
              <table:table-cell office:value-type="float" office:value="22.373596191406">
                <text:p>22.373596191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920492005069">
                <text:p>3.2920492005069</text:p>
              </table:table-cell>
              <table:table-cell office:value-type="float" office:value="22.662902832031">
                <text:p>22.662902832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560374008957">
                <text:p>3.3560374008957</text:p>
              </table:table-cell>
              <table:table-cell office:value-type="float" office:value="22.949310302734">
                <text:p>22.949310302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964994002599">
                <text:p>3.3964994002599</text:p>
              </table:table-cell>
              <table:table-cell office:value-type="float" office:value="23.232849121094">
                <text:p>23.2328491210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451486004982">
                <text:p>3.4451486004982</text:p>
              </table:table-cell>
              <table:table-cell office:value-type="float" office:value="23.513580322266">
                <text:p>23.5135803222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937467004638">
                <text:p>3.4937467004638</text:p>
              </table:table-cell>
              <table:table-cell office:value-type="float" office:value="23.79150390625">
                <text:p>23.791503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557577006985">
                <text:p>3.5557577006985</text:p>
              </table:table-cell>
              <table:table-cell office:value-type="float" office:value="24.066619873047">
                <text:p>24.066619873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042088007089">
                <text:p>3.6042088007089</text:p>
              </table:table-cell>
              <table:table-cell office:value-type="float" office:value="24.338989257812">
                <text:p>24.3389892578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460557009559">
                <text:p>3.6460557009559</text:p>
              </table:table-cell>
              <table:table-cell office:value-type="float" office:value="24.608642578125">
                <text:p>24.608642578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956600008998">
                <text:p>3.6956600008998</text:p>
              </table:table-cell>
              <table:table-cell office:value-type="float" office:value="24.875610351562">
                <text:p>24.875610351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584275000263">
                <text:p>3.7584275000263</text:p>
              </table:table-cell>
              <table:table-cell office:value-type="float" office:value="25.139892578125">
                <text:p>25.13989257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059558996465">
                <text:p>3.8059558996465</text:p>
              </table:table-cell>
              <table:table-cell office:value-type="float" office:value="25.401550292969">
                <text:p>25.401550292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477064000908">
                <text:p>3.8477064000908</text:p>
              </table:table-cell>
              <table:table-cell office:value-type="float" office:value="25.660583496094">
                <text:p>25.6605834960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941710002255">
                <text:p>3.8941710002255</text:p>
              </table:table-cell>
              <table:table-cell office:value-type="float" office:value="25.917022705078">
                <text:p>25.917022705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456929008011">
                <text:p>3.9456929008011</text:p>
              </table:table-cell>
              <table:table-cell office:value-type="float" office:value="26.1708984375">
                <text:p>26.170898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07220899919">
                <text:p>4.007220899919</text:p>
              </table:table-cell>
              <table:table-cell office:value-type="float" office:value="26.422241210938">
                <text:p>26.4222412109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567065004725">
                <text:p>4.0567065004725</text:p>
              </table:table-cell>
              <table:table-cell office:value-type="float" office:value="26.671051025391">
                <text:p>26.671051025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971568010282">
                <text:p>4.0971568010282</text:p>
              </table:table-cell>
              <table:table-cell office:value-type="float" office:value="26.917388916016">
                <text:p>26.917388916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481611009222">
                <text:p>4.1481611009222</text:p>
              </table:table-cell>
              <table:table-cell office:value-type="float" office:value="27.161254882812">
                <text:p>27.1612548828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938406017143">
                <text:p>4.1938406017143</text:p>
              </table:table-cell>
              <table:table-cell office:value-type="float" office:value="27.402679443359">
                <text:p>27.402679443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581706026103">
                <text:p>4.2581706026103</text:p>
              </table:table-cell>
              <table:table-cell office:value-type="float" office:value="27.641693115234">
                <text:p>27.6416931152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990943023469">
                <text:p>4.2990943023469</text:p>
              </table:table-cell>
              <table:table-cell office:value-type="float" office:value="27.878326416016">
                <text:p>27.8783264160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475115036126">
                <text:p>4.3475115036126</text:p>
              </table:table-cell>
              <table:table-cell office:value-type="float" office:value="28.112579345703">
                <text:p>28.112579345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6.769cm" svg:y="0.316cm" chart:style-name="ch2">
          <text:p>better initial</text:p>
        </chart:title>
        <chart:legend chart:legend-position="end" svg:x="11.91cm" svg:y="3.955cm" style:legend-expansion="high" chart:style-name="ch3"/>
        <chart:plot-area chart:style-name="ch4" table:cell-range-address="projectileMotion.A1:projectileMotion.B4" svg:x="0.32cm" svg:y="1.275cm" svg:width="11.27cm" svg:height="7.551cm">
          <chart:coordinate-region svg:x="1.048cm" svg:y="1.474cm" svg:width="10.211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B1:projectileMotion.B4" chart:class="chart:scatter">
            <chart:domain table:cell-range-address="projectileMotion.A1:projectileMotion.A4"/>
            <chart:regression-curve chart:style-name="ch9">
              <chart:equation chart:display-equation="true" chart:display-r-square="true" svg:x="1.896cm" svg:y="1.302cm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109020033851">
                <text:p>0.45109020033851</text:p>
                <draw:g>
                  <svg:desc>projectileMotion.A1:projectileMotion.A4</svg:desc>
                </draw:g>
              </table:table-cell>
              <table:table-cell office:value-type="float" office:value="0.51303100585938">
                <text:p>0.51303100585938</text:p>
                <draw:g>
                  <svg:desc>projectileMotion.B1:projectileMotion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40570006147">
                <text:p>0.4940570006147</text:p>
              </table:table-cell>
              <table:table-cell office:value-type="float" office:value="1.0209350585938">
                <text:p>1.0209350585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675320116803">
                <text:p>0.54675320116803</text:p>
              </table:table-cell>
              <table:table-cell office:value-type="float" office:value="1.5237731933594">
                <text:p>1.5237731933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88780042902">
                <text:p>0.60288780042902</text:p>
              </table:table-cell>
              <table:table-cell office:value-type="float" office:value="2.0215759277344">
                <text:p>2.02157592773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66cm" svg:height="9cm" xlink:href=".." xlink:type="simple" chart:class="chart:scatter" chart:style-name="ch1">
        <chart:title svg:x="5.17cm" svg:y="0.316cm" chart:style-name="ch2">
          <text:p>thrown 70 degrees up</text:p>
        </chart:title>
        <chart:legend chart:legend-position="end" svg:x="9.85cm" svg:y="3.952cm" style:legend-expansion="high" chart:style-name="ch3"/>
        <chart:plot-area chart:style-name="ch4" table:cell-range-address="projectileMotion.L1:projectileMotion.M80" svg:x="1.306cm" svg:y="1.275cm" svg:width="8.249cm" svg:height="6.564cm">
          <chart:coordinate-region svg:x="1.927cm" svg:y="1.474cm" svg:width="7.388cm" svg:height="5.718cm"/>
          <chart:axis chart:dimension="x" chart:name="primary-x" chart:style-name="ch5">
            <chart:title svg:x="4.844cm" svg:y="8.019cm" chart:style-name="ch6">
              <text:p>time (s)</text:p>
            </chart:title>
          </chart:axis>
          <chart:axis chart:dimension="y" chart:name="primary-y" chart:style-name="ch7">
            <chart:title svg:x="0.451cm" svg:y="5.368cm" chart:style-name="ch8">
              <text:p>delta y (m)</text:p>
            </chart:title>
            <chart:grid chart:style-name="ch9" chart:class="major"/>
          </chart:axis>
          <chart:series chart:style-name="ch10" chart:values-cell-range-address="projectileMotion.M1:projectileMotion.M80" chart:class="chart:scatter">
            <chart:domain table:cell-range-address="projectileMotion.L1:projectileMotion.L80"/>
            <chart:regression-curve chart:style-name="ch11">
              <chart:equation chart:display-equation="true" chart:display-r-square="true" svg:x="1.725cm" svg:y="1.036cm"/>
            </chart:regression-curve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5740126371">
                <text:p>0.32015740126371</text:p>
                <draw:g>
                  <svg:desc>projectileMotion.L1:projectileMotion.L80</svg:desc>
                </draw:g>
              </table:table-cell>
              <table:table-cell office:value-type="float" office:value="3.5200119018555">
                <text:p>3.5200119018555</text:p>
                <draw:g>
                  <svg:desc>projectileMotion.M1:projectileMotion.M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904140142724">
                <text:p>0.36904140142724</text:p>
              </table:table-cell>
              <table:table-cell office:value-type="float" office:value="4.9295425415039">
                <text:p>4.9295425415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700500110164">
                <text:p>0.41700500110164</text:p>
              </table:table-cell>
              <table:table-cell office:value-type="float" office:value="6.2949829101562">
                <text:p>6.2949829101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005500108004">
                <text:p>0.46005500108004</text:p>
              </table:table-cell>
              <table:table-cell office:value-type="float" office:value="7.6167678833008">
                <text:p>7.6167678833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098630158231">
                <text:p>0.51098630158231</text:p>
              </table:table-cell>
              <table:table-cell office:value-type="float" office:value="8.8953323364258">
                <text:p>8.8953323364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944880168885">
                <text:p>0.56944880168885</text:p>
              </table:table-cell>
              <table:table-cell office:value-type="float" office:value="10.13111114502">
                <text:p>10.13111114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884410167113">
                <text:p>0.61884410167113</text:p>
              </table:table-cell>
              <table:table-cell office:value-type="float" office:value="11.324531555176">
                <text:p>11.324531555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720500122756">
                <text:p>0.66720500122756</text:p>
              </table:table-cell>
              <table:table-cell office:value-type="float" office:value="12.476020812988">
                <text:p>12.476020812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979860099033">
                <text:p>0.70979860099033</text:p>
              </table:table-cell>
              <table:table-cell office:value-type="float" office:value="13.585990905762">
                <text:p>13.585990905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210100088269">
                <text:p>0.77210100088269</text:p>
              </table:table-cell>
              <table:table-cell office:value-type="float" office:value="14.654861450195">
                <text:p>14.654861450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997800152749">
                <text:p>0.81997800152749</text:p>
              </table:table-cell>
              <table:table-cell office:value-type="float" office:value="15.683044433594">
                <text:p>15.683044433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865580128506">
                <text:p>0.86865580128506</text:p>
              </table:table-cell>
              <table:table-cell office:value-type="float" office:value="16.670944213867">
                <text:p>16.6709442138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99121009931">
                <text:p>0.9099121009931</text:p>
              </table:table-cell>
              <table:table-cell office:value-type="float" office:value="17.618965148926">
                <text:p>17.618965148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839270064607">
                <text:p>0.95839270064607</text:p>
              </table:table-cell>
              <table:table-cell office:value-type="float" office:value="18.52751159668">
                <text:p>18.52751159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14667990804">
                <text:p>1.0214667990804</text:p>
              </table:table-cell>
              <table:table-cell office:value-type="float" office:value="19.39697265625">
                <text:p>19.396972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96284994483">
                <text:p>1.0696284994483</text:p>
              </table:table-cell>
              <table:table-cell office:value-type="float" office:value="20.227737426758">
                <text:p>20.227737426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82876992971">
                <text:p>1.1182876992971</text:p>
              </table:table-cell>
              <table:table-cell office:value-type="float" office:value="21.020195007324">
                <text:p>21.020195007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596937999129">
                <text:p>1.1596937999129</text:p>
              </table:table-cell>
              <table:table-cell office:value-type="float" office:value="21.774726867676">
                <text:p>21.774726867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092187996022">
                <text:p>1.2092187996022</text:p>
              </table:table-cell>
              <table:table-cell office:value-type="float" office:value="22.491714477539">
                <text:p>22.4917144775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731499001384">
                <text:p>1.2731499001384</text:p>
              </table:table-cell>
              <table:table-cell office:value-type="float" office:value="23.171531677246">
                <text:p>23.171531677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10048004985">
                <text:p>1.3210048004985</text:p>
              </table:table-cell>
              <table:table-cell office:value-type="float" office:value="23.814552307129">
                <text:p>23.814552307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612803006545">
                <text:p>1.3612803006545</text:p>
              </table:table-cell>
              <table:table-cell office:value-type="float" office:value="24.421142578125">
                <text:p>24.42114257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17496008985">
                <text:p>1.4117496008985</text:p>
              </table:table-cell>
              <table:table-cell office:value-type="float" office:value="24.991668701172">
                <text:p>24.991668701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720633006655">
                <text:p>1.4720633006655</text:p>
              </table:table-cell>
              <table:table-cell office:value-type="float" office:value="25.526489257812">
                <text:p>25.526489257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209297002293">
                <text:p>1.5209297002293</text:p>
              </table:table-cell>
              <table:table-cell office:value-type="float" office:value="26.025955200195">
                <text:p>26.025955200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32312009111">
                <text:p>1.5632312009111</text:p>
              </table:table-cell>
              <table:table-cell office:value-type="float" office:value="26.490432739258">
                <text:p>26.490432739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174013009295">
                <text:p>1.6174013009295</text:p>
              </table:table-cell>
              <table:table-cell office:value-type="float" office:value="26.920265197754">
                <text:p>26.920265197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554811007809">
                <text:p>1.6554811007809</text:p>
              </table:table-cell>
              <table:table-cell office:value-type="float" office:value="27.315795898438">
                <text:p>27.315795898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221766004805">
                <text:p>1.7221766004805</text:p>
              </table:table-cell>
              <table:table-cell office:value-type="float" office:value="27.677375793457">
                <text:p>27.6773757934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652254004497">
                <text:p>1.7652254004497</text:p>
              </table:table-cell>
              <table:table-cell office:value-type="float" office:value="28.005332946777">
                <text:p>28.005332946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130922999699">
                <text:p>1.8130922999699</text:p>
              </table:table-cell>
              <table:table-cell office:value-type="float" office:value="28.300010681152">
                <text:p>28.300010681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61453399295">
                <text:p>1.861453399295</text:p>
              </table:table-cell>
              <table:table-cell office:value-type="float" office:value="28.561744689941">
                <text:p>28.561744689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44591000024">
                <text:p>1.9244591000024</text:p>
              </table:table-cell>
              <table:table-cell office:value-type="float" office:value="28.790863037109">
                <text:p>28.790863037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723141004797">
                <text:p>1.9723141004797</text:p>
              </table:table-cell>
              <table:table-cell office:value-type="float" office:value="28.987686157227">
                <text:p>28.987686157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1466080104">
                <text:p>2.01466080104</text:p>
              </table:table-cell>
              <table:table-cell office:value-type="float" office:value="29.152542114258">
                <text:p>29.152542114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626756006386">
                <text:p>2.0626756006386</text:p>
              </table:table-cell>
              <table:table-cell office:value-type="float" office:value="29.285751342773">
                <text:p>29.285751342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05601500487">
                <text:p>2.105601500487</text:p>
              </table:table-cell>
              <table:table-cell office:value-type="float" office:value="29.387626647949">
                <text:p>29.387626647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739611004014">
                <text:p>2.1739611004014</text:p>
              </table:table-cell>
              <table:table-cell office:value-type="float" office:value="29.458488464355">
                <text:p>29.4584884643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155458999332">
                <text:p>2.2155458999332</text:p>
              </table:table-cell>
              <table:table-cell office:value-type="float" office:value="29.498634338379">
                <text:p>29.498634338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639091990422">
                <text:p>2.2639091990422</text:p>
              </table:table-cell>
              <table:table-cell office:value-type="float" office:value="29.50838470459">
                <text:p>29.50838470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128783993889">
                <text:p>2.3128783993889</text:p>
              </table:table-cell>
              <table:table-cell office:value-type="float" office:value="29.488037109375">
                <text:p>29.488037109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756337992381">
                <text:p>2.3756337992381</text:p>
              </table:table-cell>
              <table:table-cell office:value-type="float" office:value="29.437889099121">
                <text:p>29.437889099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182320993859">
                <text:p>2.4182320993859</text:p>
              </table:table-cell>
              <table:table-cell office:value-type="float" office:value="29.358245849609">
                <text:p>29.358245849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657897993457">
                <text:p>2.4657897993457</text:p>
              </table:table-cell>
              <table:table-cell office:value-type="float" office:value="29.249397277832">
                <text:p>29.249397277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144083986524">
                <text:p>2.5144083986524</text:p>
              </table:table-cell>
              <table:table-cell office:value-type="float" office:value="29.111640930176">
                <text:p>29.111640930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58532098541">
                <text:p>2.558532098541</text:p>
              </table:table-cell>
              <table:table-cell office:value-type="float" office:value="28.945259094238">
                <text:p>28.945259094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213736983482">
                <text:p>2.6213736983482</text:p>
              </table:table-cell>
              <table:table-cell office:value-type="float" office:value="28.750541687012">
                <text:p>28.7505416870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67065898655">
                <text:p>2.667065898655</text:p>
              </table:table-cell>
              <table:table-cell office:value-type="float" office:value="28.527770996094">
                <text:p>28.5277709960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159908993635">
                <text:p>2.7159908993635</text:p>
              </table:table-cell>
              <table:table-cell office:value-type="float" office:value="28.277229309082">
                <text:p>28.2772293090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586626990233">
                <text:p>2.7586626990233</text:p>
              </table:table-cell>
              <table:table-cell office:value-type="float" office:value="27.99919128418">
                <text:p>27.99919128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07419991959">
                <text:p>2.8207419991959</text:p>
              </table:table-cell>
              <table:table-cell office:value-type="float" office:value="27.69393157959">
                <text:p>27.69393157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690008993726">
                <text:p>2.8690008993726</text:p>
              </table:table-cell>
              <table:table-cell office:value-type="float" office:value="27.361724853516">
                <text:p>27.3617248535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189791993704">
                <text:p>2.9189791993704</text:p>
              </table:table-cell>
              <table:table-cell office:value-type="float" office:value="27.00284576416">
                <text:p>27.00284576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590632987674">
                <text:p>2.9590632987674</text:p>
              </table:table-cell>
              <table:table-cell office:value-type="float" office:value="26.617553710938">
                <text:p>26.6175537109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088209987152">
                <text:p>3.0088209987152</text:p>
              </table:table-cell>
              <table:table-cell office:value-type="float" office:value="26.206115722656">
                <text:p>26.206115722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700672979001">
                <text:p>3.0700672979001</text:p>
              </table:table-cell>
              <table:table-cell office:value-type="float" office:value="25.76879119873">
                <text:p>25.768791198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188685970847">
                <text:p>3.1188685970847</text:p>
              </table:table-cell>
              <table:table-cell office:value-type="float" office:value="25.305839538574">
                <text:p>25.3058395385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672040971462">
                <text:p>3.1672040971462</text:p>
              </table:table-cell>
              <table:table-cell office:value-type="float" office:value="24.817512512207">
                <text:p>24.817512512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089996973518">
                <text:p>3.2089996973518</text:p>
              </table:table-cell>
              <table:table-cell office:value-type="float" office:value="24.304069519043">
                <text:p>24.3040695190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713706970681">
                <text:p>3.2713706970681</text:p>
              </table:table-cell>
              <table:table-cell office:value-type="float" office:value="23.765762329102">
                <text:p>23.765762329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201500980649">
                <text:p>3.3201500980649</text:p>
              </table:table-cell>
              <table:table-cell office:value-type="float" office:value="23.202842712402">
                <text:p>23.2028427124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706931977067">
                <text:p>3.3706931977067</text:p>
              </table:table-cell>
              <table:table-cell office:value-type="float" office:value="22.615547180176">
                <text:p>22.615547180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113565974403">
                <text:p>3.4113565974403</text:p>
              </table:table-cell>
              <table:table-cell office:value-type="float" office:value="22.004127502441">
                <text:p>22.0041275024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590627977159">
                <text:p>3.4590627977159</text:p>
              </table:table-cell>
              <table:table-cell office:value-type="float" office:value="21.36882019043">
                <text:p>21.368820190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211719975341">
                <text:p>3.5211719975341</text:p>
              </table:table-cell>
              <table:table-cell office:value-type="float" office:value="20.709869384766">
                <text:p>20.7098693847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698369971942">
                <text:p>3.5698369971942</text:p>
              </table:table-cell>
              <table:table-cell office:value-type="float" office:value="20.027503967285">
                <text:p>20.0275039672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203547974583">
                <text:p>3.6203547974583</text:p>
              </table:table-cell>
              <table:table-cell office:value-type="float" office:value="19.321960449219">
                <text:p>19.321960449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635245981161">
                <text:p>3.6635245981161</text:p>
              </table:table-cell>
              <table:table-cell office:value-type="float" office:value="18.593475341797">
                <text:p>18.5934753417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22674698336">
                <text:p>3.722674698336</text:p>
              </table:table-cell>
              <table:table-cell office:value-type="float" office:value="17.842277526855">
                <text:p>17.842277526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714349979069">
                <text:p>3.7714349979069</text:p>
              </table:table-cell>
              <table:table-cell office:value-type="float" office:value="17.068588256836">
                <text:p>17.0685882568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130774979945">
                <text:p>3.8130774979945</text:p>
              </table:table-cell>
              <table:table-cell office:value-type="float" office:value="16.272636413574">
                <text:p>16.2726364135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638353988063">
                <text:p>3.8638353988063</text:p>
              </table:table-cell>
              <table:table-cell office:value-type="float" office:value="15.454643249512">
                <text:p>15.454643249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148360982072">
                <text:p>3.9148360982072</text:p>
              </table:table-cell>
              <table:table-cell office:value-type="float" office:value="14.61483001709">
                <text:p>14.614830017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745503978338">
                <text:p>3.9745503978338</text:p>
              </table:table-cell>
              <table:table-cell office:value-type="float" office:value="13.75341796875">
                <text:p>13.7534179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0155673979316">
                <text:p>4.0155673979316</text:p>
              </table:table-cell>
              <table:table-cell office:value-type="float" office:value="12.870620727539">
                <text:p>12.870620727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0638713978697">
                <text:p>4.0638713978697</text:p>
              </table:table-cell>
              <table:table-cell office:value-type="float" office:value="11.966651916504">
                <text:p>11.966651916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096620976459">
                <text:p>4.1096620976459</text:p>
              </table:table-cell>
              <table:table-cell office:value-type="float" office:value="11.041717529297">
                <text:p>11.0417175292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1744880976621">
                <text:p>4.1744880976621</text:p>
              </table:table-cell>
              <table:table-cell office:value-type="float" office:value="10.096038818359">
                <text:p>10.09603881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154172973242">
                <text:p>4.2154172973242</text:p>
              </table:table-cell>
              <table:table-cell office:value-type="float" office:value="9.1298141479492">
                <text:p>9.12981414794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2639778975863">
                <text:p>4.2639778975863</text:p>
              </table:table-cell>
              <table:table-cell office:value-type="float" office:value="8.1432495117188">
                <text:p>8.14324951171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6.769cm" svg:y="0.316cm" chart:style-name="ch2">
          <text:p>better initial</text:p>
        </chart:title>
        <chart:legend chart:legend-position="end" svg:x="11.858cm" svg:y="3.955cm" style:legend-expansion="high" chart:style-name="ch3"/>
        <chart:plot-area chart:style-name="ch4" table:cell-range-address="projectileMotion.L1:projectileMotion.M4" svg:x="0.32cm" svg:y="1.275cm" svg:width="11.218cm" svg:height="7.551cm">
          <chart:coordinate-region svg:x="0.756cm" svg:y="1.474cm" svg:width="10.451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M1:projectileMotion.M4" chart:class="chart:scatter">
            <chart:domain table:cell-range-address="projectileMotion.L1:projectileMotion.L4"/>
            <chart:regression-curve chart:style-name="ch9">
              <chart:equation chart:display-equation="true" chart:display-r-square="true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5740126371">
                <text:p>0.32015740126371</text:p>
                <draw:g>
                  <svg:desc>projectileMotion.L1:projectileMotion.L4</svg:desc>
                </draw:g>
              </table:table-cell>
              <table:table-cell office:value-type="float" office:value="3.5200119018555">
                <text:p>3.5200119018555</text:p>
                <draw:g>
                  <svg:desc>projectileMotion.M1:projectileMotion.M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904140142724">
                <text:p>0.36904140142724</text:p>
              </table:table-cell>
              <table:table-cell office:value-type="float" office:value="4.9295425415039">
                <text:p>4.9295425415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700500110164">
                <text:p>0.41700500110164</text:p>
              </table:table-cell>
              <table:table-cell office:value-type="float" office:value="6.2949829101562">
                <text:p>6.2949829101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005500108004">
                <text:p>0.46005500108004</text:p>
              </table:table-cell>
              <table:table-cell office:value-type="float" office:value="7.6167678833008">
                <text:p>7.61676788330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